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662b" style:font-size-asian="11pt" style:font-size-complex="11pt"/>
    </style:style>
    <style:style style:name="P3" style:family="paragraph" style:parent-style-name="Table_20_Contents">
      <style:text-properties officeooo:rsid="001e662b" officeooo:paragraph-rsid="001e662b"/>
    </style:style>
    <style:style style:name="P4" style:family="paragraph" style:parent-style-name="Table_20_Contents">
      <style:text-properties officeooo:rsid="00212105" officeooo:paragraph-rsid="00212105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662b" style:font-name-asian="Times New Roman1" style:font-size-asian="11pt" style:font-name-complex="Times New Roman1" style:font-size-complex="11pt"/>
    </style:style>
    <style:style style:name="P8" style:family="paragraph" style:parent-style-name="Table_20_Contents">
      <style:text-properties officeooo:rsid="001e662b" officeooo:paragraph-rsid="00235037"/>
    </style:style>
    <style:style style:name="P9" style:family="paragraph" style:parent-style-name="Azione_20_attore">
      <style:text-properties officeooo:rsid="00212105" officeooo:paragraph-rsid="00212105"/>
    </style:style>
    <style:style style:name="P10" style:family="paragraph" style:parent-style-name="Azione_20_sistema">
      <style:text-properties officeooo:rsid="001e662b" officeooo:paragraph-rsid="001e662b"/>
    </style:style>
    <style:style style:name="P11" style:family="paragraph" style:parent-style-name="Azione_20_sistema">
      <style:text-properties officeooo:rsid="00212105" officeooo:paragraph-rsid="00212105"/>
    </style:style>
    <style:style style:name="P12" style:family="paragraph" style:parent-style-name="Azione_20_sistema">
      <style:text-properties officeooo:paragraph-rsid="00212105"/>
    </style:style>
    <style:style style:name="T1" style:family="text">
      <style:text-properties officeooo:rsid="00212105"/>
    </style:style>
    <style:style style:name="T2" style:family="text">
      <style:text-properties officeooo:rsid="002188e8"/>
    </style:style>
    <style:style style:name="T3" style:family="text">
      <style:text-properties officeooo:rsid="0023503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Richiesta tirocinant<text:span text:style-name="T2">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<text:span text:style-name="T3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1">Impiegat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0223569" text:style-name="Numerazione_20_UC">
              <text:list-item text:start-value="1">
                <text:p text:style-name="P9">L'impiegato entra nell'area per fare la richiesta di tirocinanti.</text:p>
              </text:list-item>
              <text:list-item>
                <text:p text:style-name="P10">Il sistema riceve la richiesta e risponde in<text:span text:style-name="T1">viando all'impiegato un report.</text:span></text:p>
              </text:list-item>
              <text:list-item>
                <text:p text:style-name="P9">L'impiegato riceve il report e lo completa inserendo la data e il motivo per il quale è stata fatta la richiesta. </text:p>
              </text:list-item>
              <text:list-item>
                <text:p text:style-name="P9">L'impiegato invia la richiesta al sistema.</text:p>
              </text:list-item>
              <text:list-item>
                <text:p text:style-name="P11">Il sistema riceve la richiesta, la invia a scienze della formazione.</text:p>
              </text:list-item>
              <text:list-item>
                <text:p text:style-name="P12"><text:span text:style-name="T1">Il sistema risponde all'impiegato con un messaggio di avvenuta richiest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impiegato riceve il messaggio di avvenuta richiesta ed esce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0216614" text:style-name="L1">
              <text:list-item>
                <text:p text:style-name="P7"><text:span text:style-name="T1">L'impiegato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L'impiegato </text:span>riceve la lista dei tirocinanti o il messaggio d'errore entro 20 secondi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T1M41S</meta:editing-duration>
    <meta:editing-cycles>7</meta:editing-cycles>
    <meta:generator>LibreOffice/3.6$Windows_x86 LibreOffice_project/da8c1e6-fd468f4-454e206-f42a4a9-143cfd</meta:generator>
    <dc:date>2012-10-24T10:57:03.68</dc:date>
    <meta:document-statistic meta:table-count="1" meta:image-count="0" meta:object-count="0" meta:page-count="1" meta:paragraph-count="21" meta:word-count="140" meta:character-count="923" meta:non-whitespace-character-count="810"/>
  </office:meta>
</office:document-meta>
</file>